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6cm" fo:min-width="0.3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2cm" svg:height="1.2cm" svg:x="4.8cm" svg:y="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cm" svg:height="1.2cm" svg:x="6.8cm" svg:y="6cm">
          <text:p text:style-name="P3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cm" svg:height="1.2cm" svg:x="8.8cm" svg:y="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cm" svg:height="1.2cm" svg:x="10.9cm" svg:y="6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cm" svg:height="1.2cm" svg:x="11.873cm" svg:y="1.9cm">
          <text:p text:style-name="P1"><text:span text:style-name="T1">V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2cm" svg:height="1.2cm" svg:x="9.9cm" svg:y="1.9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cm" svg:height="1.2cm" svg:x="7.9cm" svg:y="1.9cm">
          <text:p text:style-name="P1"><text:span text:style-name="T1">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cm" svg:height="1.2cm" svg:x="5.9cm" svg:y="1.9cm">
          <text:p text:style-name="P1"><text:span text:style-name="T1">I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cm" svg:height="1.2cm" svg:x="3.8cm" svg:y="1.9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4cm" svg:y1="3.1cm" svg:x2="4.975cm" svg:y2="6.175cm" draw:start-shape="id1" draw:start-glue-point="8" draw:end-shape="id2" draw:end-glue-point="5" svg:d="M4400 3100l575 3075" svg:viewBox="0 0 576 3076">
          <text:p/>
        </draw:connector>
        <draw:connector draw:style-name="gr2" draw:text-style-name="P4" draw:layer="layout" draw:type="line" svg:x1="4.825cm" svg:y1="2.925cm" svg:x2="8.975cm" svg:y2="6.175cm" draw:start-shape="id1" draw:start-glue-point="9" draw:end-shape="id3" draw:end-glue-point="5" svg:d="M4825 2925l4150 3250" svg:viewBox="0 0 4151 3251">
          <text:p/>
        </draw:connector>
        <draw:connector draw:style-name="gr2" draw:text-style-name="P4" draw:layer="layout" draw:type="line" svg:x1="6.075cm" svg:y1="2.925cm" svg:x2="5.4cm" svg:y2="6cm" draw:start-shape="id4" draw:start-glue-point="7" draw:end-shape="id2" draw:end-glue-point="4" svg:d="M6075 2925l-675 3075" svg:viewBox="0 0 676 3076">
          <text:p/>
        </draw:connector>
        <draw:connector draw:style-name="gr2" draw:text-style-name="P4" draw:layer="layout" draw:type="line" svg:x1="6.5cm" svg:y1="3.1cm" svg:x2="6.975cm" svg:y2="6.175cm" draw:start-shape="id4" draw:start-glue-point="8" draw:end-shape="id5" draw:end-glue-point="5" svg:d="M6500 3100l475 3075" svg:viewBox="0 0 476 3076">
          <text:p/>
        </draw:connector>
        <draw:connector draw:style-name="gr2" draw:text-style-name="P4" draw:layer="layout" draw:type="line" svg:x1="6.5cm" svg:y1="3.1cm" svg:x2="9.4cm" svg:y2="6cm" draw:start-shape="id4" draw:start-glue-point="8" draw:end-shape="id3" draw:end-glue-point="4" svg:d="M6500 3100l2900 2900" svg:viewBox="0 0 2901 2901">
          <text:p/>
        </draw:connector>
        <draw:connector draw:style-name="gr2" draw:text-style-name="P4" draw:layer="layout" draw:type="line" svg:x1="6.925cm" svg:y1="2.925cm" svg:x2="11.075cm" svg:y2="6.175cm" draw:start-shape="id4" draw:start-glue-point="9" draw:end-shape="id6" draw:end-glue-point="5" svg:d="M6925 2925l4150 3250" svg:viewBox="0 0 4151 3251">
          <text:p/>
        </draw:connector>
        <draw:connector draw:style-name="gr2" draw:text-style-name="P4" draw:layer="layout" draw:type="line" svg:x1="8.075cm" svg:y1="2.925cm" svg:x2="5.4cm" svg:y2="6cm" draw:start-shape="id7" draw:start-glue-point="7" draw:end-shape="id2" draw:end-glue-point="4" svg:d="M8075 2925l-2675 3075" svg:viewBox="0 0 2676 3076">
          <text:p/>
        </draw:connector>
        <draw:connector draw:style-name="gr2" draw:text-style-name="P4" draw:layer="layout" draw:type="line" svg:x1="8.5cm" svg:y1="3.1cm" svg:x2="7.4cm" svg:y2="6cm" draw:start-shape="id7" draw:start-glue-point="8" draw:end-shape="id5" draw:end-glue-point="4" svg:d="M8500 3100l-1100 2900" svg:viewBox="0 0 1101 2901">
          <text:p/>
        </draw:connector>
        <draw:connector draw:style-name="gr2" draw:text-style-name="P4" draw:layer="layout" draw:type="line" svg:x1="8.5cm" svg:y1="3.1cm" svg:x2="9.4cm" svg:y2="6cm" draw:start-shape="id7" draw:start-glue-point="8" draw:end-shape="id3" draw:end-glue-point="4" svg:d="M8500 3100l900 2900" svg:viewBox="0 0 901 2901">
          <text:p/>
        </draw:connector>
        <draw:connector draw:style-name="gr2" draw:text-style-name="P4" draw:layer="layout" draw:type="line" svg:x1="8.925cm" svg:y1="2.925cm" svg:x2="11.5cm" svg:y2="6cm" draw:start-shape="id7" draw:start-glue-point="9" draw:end-shape="id6" draw:end-glue-point="4" svg:d="M8925 2925l2575 3075" svg:viewBox="0 0 2576 3076">
          <text:p/>
        </draw:connector>
        <draw:connector draw:style-name="gr2" draw:text-style-name="P4" draw:layer="layout" draw:type="line" svg:x1="10.075cm" svg:y1="2.925cm" svg:x2="5.825cm" svg:y2="6.175cm" draw:start-shape="id8" draw:start-glue-point="7" draw:end-shape="id2" draw:end-glue-point="11" svg:d="M10075 2925l-4250 3250" svg:viewBox="0 0 4251 3251">
          <text:p/>
        </draw:connector>
        <draw:connector draw:style-name="gr2" draw:text-style-name="P4" draw:layer="layout" draw:type="line" svg:x1="10.5cm" svg:y1="3.1cm" svg:x2="9.825cm" svg:y2="6.175cm" draw:start-shape="id8" draw:start-glue-point="8" draw:end-shape="id3" draw:end-glue-point="11" svg:d="M10500 3100l-675 3075" svg:viewBox="0 0 676 3076">
          <text:p/>
        </draw:connector>
        <draw:connector draw:style-name="gr2" draw:text-style-name="P4" draw:layer="layout" draw:type="line" svg:x1="12.048cm" svg:y1="2.925cm" svg:x2="5.825cm" svg:y2="6.175cm" draw:start-shape="id9" draw:start-glue-point="7" draw:end-shape="id2" draw:end-glue-point="11" svg:d="M12048 2925l-6223 3250" svg:viewBox="0 0 6224 3251">
          <text:p/>
        </draw:connector>
        <draw:connector draw:style-name="gr2" draw:text-style-name="P4" draw:layer="layout" draw:type="line" svg:x1="12.473cm" svg:y1="3.1cm" svg:x2="9.825cm" svg:y2="6.175cm" draw:start-shape="id9" draw:start-glue-point="8" draw:end-shape="id3" draw:end-glue-point="11" svg:d="M12473 3100l-2648 3075" svg:viewBox="0 0 2649 30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 Rigovanov</meta:initial-creator>
    <meta:creation-date>2016-02-10T17:48:26.143161000</meta:creation-date>
    <dc:date>2016-02-10T18:39:36.296887000</dc:date>
    <dc:creator>Phil Rigovanov</dc:creator>
    <meta:editing-duration>PT3M42S</meta:editing-duration>
    <meta:editing-cycles>1</meta:editing-cycles>
    <meta:document-statistic meta:object-count="23"/>
    <meta:generator>LibreOffice/5.0.0.5$MacOSX_X86_64 LibreOffice_project/1b1a90865e348b492231e1c451437d7a15bb262b</meta:generator>
  </office:meta>
</office:document-meta>
</file>